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dwardian Script ITC" svg:font-family="'Edwardian Script ITC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Edwardian Script ITC1" svg:font-family="'Edwardian Script ITC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2" style:family="table">
      <style:table-properties style:width="29.104cm" table:align="margins"/>
    </style:style>
    <style:style style:name="Таблица2.A" style:family="table-column">
      <style:table-column-properties style:column-width="1.75cm" style:rel-column-width="3940*"/>
    </style:style>
    <style:style style:name="Таблица2.B" style:family="table-column">
      <style:table-column-properties style:column-width="1.752cm" style:rel-column-width="3944*"/>
    </style:style>
    <style:style style:name="Таблица2.C" style:family="table-column">
      <style:table-column-properties style:column-width="21.608cm" style:rel-column-width="48654*"/>
    </style:style>
    <style:style style:name="Таблица2.D" style:family="table-column">
      <style:table-column-properties style:column-width="1.402cm" style:rel-column-width="3157*"/>
    </style:style>
    <style:style style:name="Таблица2.E" style:family="table-column">
      <style:table-column-properties style:column-width="1.296cm" style:rel-column-width="2919*"/>
    </style:style>
    <style:style style:name="Таблица2.F" style:family="table-column">
      <style:table-column-properties style:column-width="1.296cm" style:rel-column-width="2921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9.104cm" table:align="margins"/>
    </style:style>
    <style:style style:name="Таблица3.A" style:family="table-column">
      <style:table-column-properties style:column-width="1.75cm" style:rel-column-width="3940*"/>
    </style:style>
    <style:style style:name="Таблица3.B" style:family="table-column">
      <style:table-column-properties style:column-width="1.752cm" style:rel-column-width="3944*"/>
    </style:style>
    <style:style style:name="Таблица3.C" style:family="table-column">
      <style:table-column-properties style:column-width="21.608cm" style:rel-column-width="48654*"/>
    </style:style>
    <style:style style:name="Таблица3.D" style:family="table-column">
      <style:table-column-properties style:column-width="1.402cm" style:rel-column-width="3157*"/>
    </style:style>
    <style:style style:name="Таблица3.E" style:family="table-column">
      <style:table-column-properties style:column-width="1.296cm" style:rel-column-width="2919*"/>
    </style:style>
    <style:style style:name="Таблица3.F" style:family="table-column">
      <style:table-column-properties style:column-width="1.296cm" style:rel-column-width="292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9.104cm" table:align="margins"/>
    </style:style>
    <style:style style:name="Таблица4.A" style:family="table-column">
      <style:table-column-properties style:column-width="1.75cm" style:rel-column-width="3940*"/>
    </style:style>
    <style:style style:name="Таблица4.B" style:family="table-column">
      <style:table-column-properties style:column-width="1.752cm" style:rel-column-width="3944*"/>
    </style:style>
    <style:style style:name="Таблица4.C" style:family="table-column">
      <style:table-column-properties style:column-width="21.608cm" style:rel-column-width="48654*"/>
    </style:style>
    <style:style style:name="Таблица4.D" style:family="table-column">
      <style:table-column-properties style:column-width="1.402cm" style:rel-column-width="3157*"/>
    </style:style>
    <style:style style:name="Таблица4.E" style:family="table-column">
      <style:table-column-properties style:column-width="1.296cm" style:rel-column-width="2919*"/>
    </style:style>
    <style:style style:name="Таблица4.F" style:family="table-column">
      <style:table-column-properties style:column-width="1.296cm" style:rel-column-width="292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331e3" officeooo:paragraph-rsid="001331e3" style:font-size-asian="10pt" style:font-size-complex="10pt"/>
    </style:style>
    <style:style style:name="P4" style:family="paragraph" style:parent-style-name="Table_20_Contents">
      <style:text-properties fo:font-size="10pt" officeooo:rsid="001331e3" officeooo:paragraph-rsid="001a62f1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a62f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a62f1" officeooo:paragraph-rsid="001a62f1" style:font-size-asian="10pt" style:font-size-complex="10pt"/>
    </style:style>
    <style:style style:name="P7" style:family="paragraph" style:parent-style-name="Table_20_Contents">
      <style:text-properties fo:font-size="10pt" fo:font-weight="bold" officeooo:rsid="001331e3" officeooo:paragraph-rsid="001da93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officeooo:rsid="001331e3" officeooo:paragraph-rsid="001331e3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style="normal" officeooo:rsid="001331e3" officeooo:paragraph-rsid="001c6414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fo:font-size="10pt" fo:font-style="normal" officeooo:rsid="001331e3" officeooo:paragraph-rsid="001f6de1" style:font-size-asian="10pt" style:font-style-asian="normal" style:font-size-complex="10pt" style:font-style-complex="normal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a62f1" officeooo:paragraph-rsid="001a62f1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a62f1" officeooo:paragraph-rsid="001f6de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a62f1" officeooo:paragraph-rsid="0020e50f" style:font-size-asian="10pt" style:font-size-complex="10pt"/>
    </style:style>
    <style:style style:name="P15" style:family="paragraph" style:parent-style-name="Table_20_Contents">
      <style:text-properties fo:font-size="10pt" officeooo:rsid="001331e3" officeooo:paragraph-rsid="001f6de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17" style:family="paragraph" style:parent-style-name="Table_20_Contents">
      <style:text-properties fo:font-size="10pt" officeooo:paragraph-rsid="001f6de1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f6de1" officeooo:paragraph-rsid="001f6de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0e50f" officeooo:paragraph-rsid="0020e50f" style:font-size-asian="10pt" style:font-size-complex="10pt"/>
    </style:style>
    <style:style style:name="P20" style:family="paragraph" style:parent-style-name="Table_20_Contents">
      <style:text-properties fo:font-size="10pt" fo:font-weight="bold" officeooo:rsid="001331e3" officeooo:paragraph-rsid="001f6de1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bold" officeooo:rsid="001331e3" officeooo:paragraph-rsid="0015555e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331e3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fo:font-weight="normal" officeooo:rsid="001331e3" officeooo:paragraph-rsid="001b6f01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fo:font-size="10pt" fo:font-weight="normal" officeooo:rsid="001331e3" officeooo:paragraph-rsid="001331e3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0pt" fo:font-weight="normal" officeooo:rsid="0014056b" officeooo:paragraph-rsid="0014056b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paragraph-rsid="001f6de1"/>
    </style:style>
    <style:style style:name="P27" style:family="paragraph" style:parent-style-name="Standard">
      <style:paragraph-properties fo:text-align="center" style:justify-single-word="false"/>
      <style:text-properties fo:font-size="10pt" fo:font-weight="bold" officeooo:rsid="001331e3" officeooo:paragraph-rsid="001f6de1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Standard">
      <style:text-properties officeooo:paragraph-rsid="0020e50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e50f" style:font-style-asian="italic" style:font-style-complex="italic"/>
    </style:style>
    <style:style style:name="T3" style:family="text">
      <style:text-properties fo:font-style="italic" style:font-style-asian="italic" style:font-size-complex="14pt"/>
    </style:style>
    <style:style style:name="T4" style:family="text">
      <style:text-properties fo:font-style="italic" officeooo:rsid="001b6f01" style:font-style-asian="italic" style:font-size-complex="14pt"/>
    </style:style>
    <style:style style:name="T5" style:family="text">
      <style:text-properties fo:font-style="italic" officeooo:rsid="0020e50f" style:font-style-asian="italic" style:font-size-complex="14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a62f1"/>
    </style:style>
    <style:style style:name="T8" style:family="text">
      <style:text-properties style:font-size-complex="14pt"/>
    </style:style>
    <style:style style:name="T9" style:family="text">
      <style:text-properties officeooo:rsid="001da93c"/>
    </style:style>
    <style:style style:name="T10" style:family="text">
      <style:text-properties officeooo:rsid="001f6de1"/>
    </style:style>
    <style:style style:name="T11" style:family="text">
      <style:text-properties officeooo:rsid="0020e5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6">№ Уроку</text:p>
          </table:table-cell>
          <table:table-cell table:style-name="Таблица1.A1" office:value-type="string">
            <text:p text:style-name="P16">№ Теми</text:p>
          </table:table-cell>
          <table:table-cell table:style-name="Таблица1.A1" office:value-type="string">
            <text:p text:style-name="P16">Тема урока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18">11- Б</text:p>
          </table:table-cell>
          <table:table-cell table:style-name="Таблица1.F1" office:value-type="string">
            <text:p text:style-name="P18">11-В</text:p>
          </table:table-cell>
        </table:table-row>
        <table:table-row>
          <table:table-cell table:style-name="Таблица1.A2" table:number-columns-spanned="6" office:value-type="string">
            <text:p text:style-name="P22"><text:span text:style-name="T10">1</text:span>. <text:span text:style-name="T9">М</text:span>оделювання. Основи алгоритмізації (8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0" office:value-type="string">
            <text:p text:style-name="P6">1</text:p>
          </table:table-cell>
          <table:table-cell table:style-name="Таблица1.B10" office:value-type="string">
            <text:p text:style-name="P6">1</text:p>
          </table:table-cell>
          <table:table-cell table:style-name="Таблица1.C3" office:value-type="string">
            <text:p text:style-name="P23">Поняття моделі. Типи моделей. Моделювання як метод дослідження об’єктів. <text:span text:style-name="T3">Практична робота № 1.</text:span><text:span text:style-name="T8"> Побудова інформаційної моделі </text:span>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6">2</text:p>
          </table:table-cell>
          <table:table-cell table:style-name="Таблица1.B10" office:value-type="string">
            <text:p text:style-name="P6">2</text:p>
          </table:table-cell>
          <table:table-cell table:style-name="Таблица1.C3" office:value-type="string">
            <text:p text:style-name="P24">Поняття алгоритму. Властивості алгоритмів. Форми подання алгоритму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6">3</text:p>
          </table:table-cell>
          <table:table-cell table:style-name="Таблица1.B10" office:value-type="string">
            <text:p text:style-name="P6">3</text:p>
          </table:table-cell>
          <table:table-cell table:style-name="Таблица1.C3" office:value-type="string">
            <text:p text:style-name="P24">Виконавець алгоритму. Система команд виконавця алгоритму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6">4</text:p>
          </table:table-cell>
          <table:table-cell table:style-name="Таблица1.B10" office:value-type="string">
            <text:p text:style-name="P6">4</text:p>
          </table:table-cell>
          <table:table-cell table:style-name="Таблица1.C3" office:value-type="string">
            <text:p text:style-name="P24">Базові структури повторення. Графічні схеми базових структур алгоритмів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6">5</text:p>
          </table:table-cell>
          <table:table-cell table:style-name="Таблица1.B10" office:value-type="string">
            <text:p text:style-name="P6">5</text:p>
          </table:table-cell>
          <table:table-cell table:style-name="Таблица1.C3" office:value-type="string">
            <text:p text:style-name="P23">Поняття про конструювання алгоритмів різними методами. <text:span text:style-name="T3">Практична робота № </text:span><text:span text:style-name="T5">2.</text:span><text:span text:style-name="T8"> Створення та виконання алгоритмів.</text:span>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6">6</text:p>
          </table:table-cell>
          <table:table-cell table:style-name="Таблица1.B10" office:value-type="string">
            <text:p text:style-name="P6">6</text:p>
          </table:table-cell>
          <table:table-cell table:style-name="Таблица1.C3" office:value-type="string">
            <text:p text:style-name="P25">Етапи розв’язування задачі за допомогою комп’ютера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6">7</text:p>
          </table:table-cell>
          <table:table-cell table:style-name="Таблица1.B10" office:value-type="string">
            <text:p text:style-name="P6">7</text:p>
          </table:table-cell>
          <table:table-cell table:style-name="Таблица1.C3" office:value-type="string">
            <text:p text:style-name="P25">Вхідні дані та результати, їх взаємозв’язок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"/>
          </table:table-cell>
          <table:table-cell table:style-name="Таблица1.F10" office:value-type="string">
            <text:p text:style-name="P2"/>
          </table:table-cell>
        </table:table-row>
        <table:table-row>
          <table:table-cell table:style-name="Таблица1.A10" office:value-type="string">
            <text:p text:style-name="P6">8</text:p>
          </table:table-cell>
          <table:table-cell table:style-name="Таблица1.B10" office:value-type="string">
            <text:p text:style-name="P6">8</text:p>
          </table:table-cell>
          <table:table-cell table:style-name="Таблица1.C3" office:value-type="string">
            <text:p text:style-name="P21">Узагальнення з теми: <text:span text:style-name="T9">М</text:span>оделювання. Основи алгоритмізації.</text:p>
          </table:table-cell>
          <table:table-cell table:style-name="Таблица1.D10" office:value-type="string">
            <text:p text:style-name="Standard"/>
          </table:table-cell>
          <table:table-cell table:style-name="Таблица1.E10" office:value-type="string">
            <text:p text:style-name="P28"/>
          </table:table-cell>
          <table:table-cell table:style-name="Таблица1.F10" office:value-type="string">
            <text:p text:style-name="P28"/>
          </table:table-cell>
        </table:table-row>
      </table:table>
      <text:p text:style-name="P2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27"><text:span text:style-name="T10">2. </text:span>Автоматизоване створення й публікація веб-ресурсів. Сучасні сервіси Інтернету <text:span text:style-name="T7">(8 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9">9</text:p>
          </table:table-cell>
          <table:table-cell table:style-name="Таблица2.A2" office:value-type="string">
            <text:p text:style-name="P13">1</text:p>
          </table:table-cell>
          <table:table-cell table:style-name="Таблица2.C2" office:value-type="string">
            <text:p text:style-name="P15">Структура веб-сайтів, різновиди веб-сайтів. Різновиди веб-сторінок. Автоматизоване створення статичної веб-сторінки, вибір її типу й оформлення. 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9">10</text:p>
          </table:table-cell>
          <table:table-cell table:style-name="Таблица2.A2" office:value-type="string">
            <text:p text:style-name="P18">2</text:p>
          </table:table-cell>
          <table:table-cell table:style-name="Таблица2.C2" office:value-type="string">
            <text:p text:style-name="P15">Наповнення веб-сторінки текстом та графічними даними, створення гіперпосилань, завантаження файлів.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7"/>
          </table:table-cell>
          <table:table-cell table:style-name="Таблица2.F4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9">11</text:p>
          </table:table-cell>
          <table:table-cell table:style-name="Таблица2.A2" office:value-type="string">
            <text:p text:style-name="P18">3</text:p>
          </table:table-cell>
          <table:table-cell table:style-name="Таблица2.C2" office:value-type="string">
            <text:p text:style-name="P15"><text:span text:style-name="T6">Етапи створення веб-сайтів. </text:span><text:span text:style-name="T1">Практична робота No </text:span><text:span text:style-name="T2">3</text:span><text:span text:style-name="T1">. </text:span>Автоматизоване створення веб-сайту. Інструктаж з БЖД.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7"/>
          </table:table-cell>
          <table:table-cell table:style-name="Таблица2.F4" office:value-type="string">
            <text:p text:style-name="P17"/>
          </table:table-cell>
        </table:table-row>
      </table:table>
      <text:p text:style-name="P2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9">12</text:p>
          </table:table-cell>
          <table:table-cell table:style-name="Таблица3.A1" office:value-type="string">
            <text:p text:style-name="P18">4</text:p>
          </table:table-cell>
          <table:table-cell table:style-name="Таблица3.C1" office:value-type="string">
            <text:p text:style-name="P15">Огляд сервісів Веб 2.0. Веб-спільноти. Вікі-технології. Створення й оформлення блогу, публікація повідомлень та настроювання його параметрів. <text:span text:style-name="T6">Поняття блогу, різновиди блогів.</text:span></text:p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/>
          </table:table-cell>
          <table:table-cell table:style-name="Таблица3.F1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9">13</text:p>
          </table:table-cell>
          <table:table-cell table:style-name="Таблица3.B2" office:value-type="string">
            <text:p text:style-name="P18">5</text:p>
          </table:table-cell>
          <table:table-cell table:style-name="Таблица3.C2" office:value-type="string">
            <text:p text:style-name="P15">Обмін даними між графічним редактором, текстовим і табличним процесором, системою керування базами даних, засобом для розробки комп’ютерних презентацій.</text:p>
          </table:table-cell>
          <table:table-cell table:style-name="Таблица3.D2" office:value-type="string">
            <text:p text:style-name="P17"/>
          </table:table-cell>
          <table:table-cell table:style-name="Таблица3.E2" office:value-type="string">
            <text:p text:style-name="P17"/>
          </table:table-cell>
          <table:table-cell table:style-name="Таблица3.F2" office:value-type="string">
            <text:p text:style-name="P17"/>
          </table:table-cell>
        </table:table-row>
        <table:table-row>
          <table:table-cell table:style-name="Таблица3.A3" office:value-type="string">
            <text:p text:style-name="P19">14</text:p>
          </table:table-cell>
          <table:table-cell table:style-name="Таблица3.B3" office:value-type="string">
            <text:p text:style-name="P19">6</text:p>
          </table:table-cell>
          <table:table-cell table:style-name="Таблица3.C2" office:value-type="string">
            <text:p text:style-name="P15">Веб-публікація документів. Середовище для спільної роботи з документами. Колективне виконання завдань з опрацювання даних. </text:p>
          </table:table-cell>
          <table:table-cell table:style-name="Таблица3.D3" office:value-type="string">
            <text:p text:style-name="P17"/>
          </table:table-cell>
          <table:table-cell table:style-name="Таблица3.E3" office:value-type="string">
            <text:p text:style-name="P17"/>
          </table:table-cell>
          <table:table-cell table:style-name="Таблица3.F3" office:value-type="string">
            <text:p text:style-name="P17"/>
          </table:table-cell>
        </table:table-row>
      </table:table>
      <text:p text:style-name="P2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9">15</text:p>
          </table:table-cell>
          <table:table-cell table:style-name="Таблица4.A1" office:value-type="string">
            <text:p text:style-name="P19">7</text:p>
          </table:table-cell>
          <table:table-cell table:style-name="Таблица4.C1" office:value-type="string">
            <text:p text:style-name="P15">Служби онлайнового документообігу. Спільна робота з онлайновими документами.</text:p>
          </table:table-cell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F1" office:value-type="string">
            <text:p text:style-name="P17"/>
          </table:table-cell>
        </table:table-row>
        <table:table-row>
          <table:table-cell table:style-name="Таблица4.A2" office:value-type="string">
            <text:p text:style-name="P19">16</text:p>
          </table:table-cell>
          <table:table-cell table:style-name="Таблица4.B2" office:value-type="string">
            <text:p text:style-name="P19">8</text:p>
          </table:table-cell>
          <table:table-cell table:style-name="Таблица4.C2" office:value-type="string">
            <text:p text:style-name="P20">Узагальнення з теми: Автоматизоване створення й публікація веб-ресурсів. Сучасні сервіси Інтернету.</text:p>
          </table:table-cell>
          <table:table-cell table:style-name="Таблица4.D2" office:value-type="string">
            <text:p text:style-name="P17"/>
          </table:table-cell>
          <table:table-cell table:style-name="Таблица4.E2" office:value-type="string">
            <text:p text:style-name="P17"/>
          </table:table-cell>
          <table:table-cell table:style-name="Таблица4.F2" office:value-type="string">
            <text:p text:style-name="P17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Edwardian Script ITC" svg:font-family="'Edwardian Script ITC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Edwardian Script ITC1" svg:font-family="'Edwardian Script ITC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zh" style:country-asian="C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Рецензия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zh" style:country-asian="C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Тема_20_примечания" style:display-name="Тема примечания" style:family="paragraph" style:default-outline-level="">
      <style:paragraph-properties fo:line-height="15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language="uk" fo:country="UA" fo:font-weight="bold" style:font-name-asian="Times New Roman1" style:font-family-asian="'Times New Roman'" style:font-family-generic-asian="system" style:font-pitch-asian="variable" style:font-size-asian="10pt" style:language-asian="ar" style:country-asian="SA" style:font-weight-asian="bold"/>
    </style:style>
    <style:style style:name="Текст_20_примечания" style:display-name="Текст примечания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ar" style:country-asian="SA"/>
    </style:style>
    <style:style style:name="Текст_20_выноски" style:display-name="Текст выноски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language="uk" fo:country="UA" style:font-name-asian="Tahoma1" style:font-family-asian="Tahoma" style:font-family-generic-asian="system" style:font-pitch-asian="variable" style:font-size-asian="8pt" style:language-asian="ar" style:country-asian="SA"/>
    </style:style>
    <style:style style:name="Char_20_Char_20_Знак_20_Знак_20_Char_20_Char_20_Знак_20_Знак_20_Знак_20_Знак_20_Знак_20_Знак" style:display-name="Char Char Знак Знак Char Char Знак Знак Знак Знак 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Знак_20_Знак" style:display-name="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Char_20_Char" style:display-name="Char Char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Char_20_Char_20_Знак_20_Знак_20_Char_20_Char" style:display-name="Char Char Знак Знак Char Char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Body_20_Text_20_22" style:display-name="Body Text 22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Знак_20_Знак_20_Знак_20_Знак_20_Знак_20_Знак_20_Знак_20_Знак" style:display-name="Знак Знак Знак Знак Знак Знак Знак Знак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ar" style:country-asian="SA"/>
    </style:style>
    <style:style style:name="Схема_20_документа" style:display-name="Схема документа" style:family="paragraph" style:parent-style-name="Standard" style:default-outline-level="">
      <style:paragraph-properties fo:line-height="150%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10pt" fo:language="uk" fo:country="UA" style:font-name-asian="Tahoma1" style:font-family-asian="Tahoma" style:font-family-generic-asian="system" style:font-pitch-asian="variable" style:font-size-asian="10pt" style:language-asian="ar" style:country-asian="SA"/>
    </style:style>
    <style:style style:name="çàãîëîâîê_20_3" style:display-name="çàãîëîâîê 3" style:family="paragraph" style:parent-style-name="Standard" style:default-outline-level="">
      <style:paragraph-properties fo:line-height="150%" fo:text-align="justify" style:justify-single-word="false" fo:orphans="2" fo:widows="2" fo:keep-with-next="always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Body_20_Text_20_21" style:display-name="Body Text 21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1.3cm" fo:margin-right="0cm" fo:line-height="150%" fo:text-align="justify" style:justify-single-word="false" fo:orphans="2" fo:widows="2" fo:text-indent="-0.67cm" style:auto-text-indent="false" style:writing-mode="lr-tb"/>
      <style:text-properties fo:color="#000000"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ar" style:country-asian="SA"/>
    </style:style>
    <style:style style:name="FR1" style:family="paragraph" style:default-outline-level="">
      <style:paragraph-properties fo:margin-left="0.776cm" fo:margin-right="0.706cm" fo:text-align="center" style:justify-single-word="false" fo:orphans="0" fo:widows="0" fo:hyphenation-ladder-count="no-limit" fo:text-indent="0cm" style:auto-text-indent="false" style:writing-mode="lr-tb"/>
      <style:text-properties fo:color="#000000" style:font-name="Arial" fo:font-family="Arial" style:font-family-generic="roman" style:font-pitch="variable" fo:font-size="8pt" fo:language="uk" fo:country="UA" fo:font-weight="bold" style:font-name-asian="Arial1" style:font-family-asian="Arial" style:font-family-generic-asian="system" style:font-pitch-asian="variable" style:font-size-asian="8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Основний_20_текст_20_21" style:display-name="Основний текст 21" style:family="paragraph" style:parent-style-name="Standard" style:default-outline-level="">
      <style:paragraph-properties fo:margin-left="0cm" fo:margin-right="0cm" fo:margin-top="0.071cm" fo:margin-bottom="0cm" loext:contextual-spacing="false" fo:line-height="150%" fo:text-align="justify" style:justify-single-word="false" fo:orphans="0" fo:widows="0" fo:text-indent="1cm" style:auto-text-indent="false" style:writing-mode="lr-tb"/>
      <style:text-properties fo:color="#000000"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Основной_20_шрифт_20_абзаца" style:display-name="Основной шрифт абзаца" style:family="text"/>
    <style:style style:name="WW8NumSt1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3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1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1z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0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0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9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6z0" style:family="text"/>
    <style:style style:name="WW8Num3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1z0" style:family="text">
      <style:text-properties style:font-name="Symbol" fo:font-family="Symbol" style:font-family-generic="roman" style:font-pitch="variable" fo:font-size="14pt" fo:language="uk" fo:country="UA" style:font-name-asian="Symbol1" style:font-family-asian="Symbol" style:font-family-generic-asian="system" style:font-pitch-asian="variable" style:font-size-asian="14pt"/>
    </style:style>
    <style:style style:name="WW8Num3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8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2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3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1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1z1" style:family="text">
      <style:text-properties style:font-name="Edwardian Script ITC" fo:font-family="'Edwardian Script ITC'" style:font-family-generic="roman" style:font-pitch="variable" fo:font-weight="bold" style:font-name-asian="Edwardian Script ITC1" style:font-family-asian="'Edwardian Script ITC'" style:font-family-generic-asian="system" style:font-pitch-asian="variable" style:font-weight-asian="bold"/>
    </style:style>
    <style:style style:name="WW8Num2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0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8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8z1" style:family="text">
      <style:text-properties style:font-name="Edwardian Script ITC" fo:font-family="'Edwardian Script ITC'" style:font-family-generic="roman" style:font-pitch="variable" fo:font-weight="bold" style:font-name-asian="Edwardian Script ITC1" style:font-family-asian="'Edwardian Script ITC'" style:font-family-generic-asian="system" style:font-pitch-asian="variable" style:font-weight-asian="bold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7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4z0" style:family="text">
      <style:text-properties style:font-name="Symbol" fo:font-family="Symbol" style:font-family-generic="roman" style:font-pitch="variable" fo:font-size="14pt" fo:language="uk" fo:country="UA" style:font-name-asian="Symbol1" style:font-family-asian="Symbol" style:font-family-generic-asian="system" style:font-pitch-asian="variable" style:font-size-asian="14pt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2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2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2z1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2z0" style:family="text">
      <style:text-properties fo:color="#000000"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/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6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5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5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4z0" style:family="text">
      <style:text-properties style:font-name="Symbol" fo:font-family="Symbol" style:font-family-generic="roman" style:font-pitch="variable" fo:font-size="14pt" style:font-name-asian="Symbol1" style:font-family-asian="Symbol" style:font-family-generic-asian="system" style:font-pitch-asian="variable" style:font-size-asian="14pt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z0" style:family="text">
      <style:text-properties fo:color="#000000"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1T15:34:36.055417931</dc:date>
    <meta:editing-duration>PT21M22S</meta:editing-duration>
    <meta:editing-cycles>9</meta:editing-cycles>
    <meta:generator>LibreOffice/5.4.1.2$Linux_X86_64 LibreOffice_project/40m0$Build-2</meta:generator>
    <meta:document-statistic meta:table-count="4" meta:image-count="0" meta:object-count="0" meta:page-count="1" meta:paragraph-count="55" meta:word-count="236" meta:character-count="1761" meta:non-whitespace-character-count="1577"/>
  </office:meta>
</office:document-meta>
</file>